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0.557cm"/>
    </style:style>
    <style:style style:name="co4" style:family="table-column">
      <style:table-column-properties fo:break-before="auto" style:column-width="0.586cm"/>
    </style:style>
    <style:style style:name="co5" style:family="table-column">
      <style:table-column-properties fo:break-before="auto" style:column-width="0.614cm"/>
    </style:style>
    <style:style style:name="co6" style:family="table-column">
      <style:table-column-properties fo:break-before="auto" style:column-width="0.697cm"/>
    </style:style>
    <style:style style:name="co7" style:family="table-column">
      <style:table-column-properties fo:break-before="auto" style:column-width="0.751cm"/>
    </style:style>
    <style:style style:name="co8" style:family="table-column">
      <style:table-column-properties fo:break-before="auto" style:column-width="0.723cm"/>
    </style:style>
    <style:style style:name="co9" style:family="table-column">
      <style:table-column-properties fo:break-before="auto" style:column-width="2.542cm"/>
    </style:style>
    <style:style style:name="co10" style:family="table-column">
      <style:table-column-properties fo:break-before="auto" style:column-width="0.53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imeUp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10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F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32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32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32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0A0</text:p>
          </table:table-cell>
          <table:table-cell table:number-columns-repeated="32"/>
        </table:table-row>
        <table:table-row table:style-name="ro1">
          <table:table-cell table:style-name="ce2" office:value-type="string" calcext:value-type="string">
            <text:p>20C0</text:p>
          </table:table-cell>
          <table:table-cell table:number-columns-repeated="32"/>
        </table:table-row>
        <table:table-row table:style-name="ro1">
          <table:table-cell table:style-name="ce2" office:value-type="string" calcext:value-type="string">
            <text:p>20EO</text:p>
          </table:table-cell>
          <table:table-cell table:number-columns-repeated="32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32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32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32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32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32"/>
        </table:table-row>
        <table:table-row table:style-name="ro1">
          <table:table-cell table:style-name="ce2" office:value-type="string" calcext:value-type="string">
            <text:p>21A0</text:p>
          </table:table-cell>
          <table:table-cell table:number-columns-repeated="10"/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C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1EO</text:p>
          </table:table-cell>
          <table:table-cell table:number-columns-repeated="32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32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32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32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32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2A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2C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2EO</text:p>
          </table:table-cell>
          <table:table-cell table:number-columns-repeated="32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32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32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32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32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3A0</text:p>
          </table:table-cell>
          <table:table-cell table:number-columns-repeated="32"/>
        </table:table-row>
      </table:table>
      <table:table table:name="HAJIME!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10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F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32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32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32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0A0</text:p>
          </table:table-cell>
          <table:table-cell table:number-columns-repeated="32"/>
        </table:table-row>
        <table:table-row table:style-name="ro1">
          <table:table-cell table:style-name="ce2" office:value-type="string" calcext:value-type="string">
            <text:p>20C0</text:p>
          </table:table-cell>
          <table:table-cell table:number-columns-repeated="32"/>
        </table:table-row>
        <table:table-row table:style-name="ro1">
          <table:table-cell table:style-name="ce2" office:value-type="string" calcext:value-type="string">
            <text:p>20EO</text:p>
          </table:table-cell>
          <table:table-cell table:number-columns-repeated="32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32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32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32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32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32"/>
        </table:table-row>
        <table:table-row table:style-name="ro1">
          <table:table-cell table:style-name="ce2" office:value-type="string" calcext:value-type="string">
            <text:p>21A0</text:p>
          </table:table-cell>
          <table:table-cell table:number-columns-repeated="12"/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C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1EO</text:p>
          </table:table-cell>
          <table:table-cell table:number-columns-repeated="32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32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32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32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32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2A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2C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2EO</text:p>
          </table:table-cell>
          <table:table-cell table:number-columns-repeated="32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32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32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32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32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3A0</text:p>
          </table:table-cell>
          <table:table-cell table:number-columns-repeated="32"/>
        </table:table-row>
      </table:table>
      <table:table table:name="Presentation" table:style-name="ta1">
        <table:table-column table:style-name="co9" table:default-cell-style-name="ce1"/>
        <table:table-column table:style-name="co2" table:number-columns-repeated="10" table:default-cell-style-name="Default"/>
        <table:table-column table:style-name="co3" table:number-columns-repeated="5" table:default-cell-style-name="Default"/>
        <table:table-column table:style-name="co10" table:default-cell-style-name="Default"/>
        <table:table-column table:style-name="co6" table:number-columns-repeated="1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F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32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32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32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0A0</text:p>
          </table:table-cell>
          <table:table-cell table:number-columns-repeated="8"/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20C0</text:p>
          </table:table-cell>
          <table:table-cell table:number-columns-repeated="32"/>
        </table:table-row>
        <table:table-row table:style-name="ro1">
          <table:table-cell table:style-name="ce2" office:value-type="string" calcext:value-type="string">
            <text:p>20EO</text:p>
          </table:table-cell>
          <table:table-cell table:number-columns-repeated="15"/>
          <table:table-cell table:number-columns-repeated="2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15"/>
          <table:table-cell table:number-columns-repeated="2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15"/>
          <table:table-cell table:number-columns-repeated="2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32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7"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21A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1C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1EO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4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 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!</text:p>
          </table:table-cell>
          <table:table-cell table:number-columns-repeated="3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32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32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 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10"/>
          <table:table-cell office:value-type="string" calcext:value-type="string">
            <text:p>V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A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2C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2EO</text:p>
          </table:table-cell>
          <table:table-cell table:number-columns-repeated="7"/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16"/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!</text:p>
          </table:table-cell>
          <table:table-cell table:number-columns-repeated="11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7"/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32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8"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table:number-columns-repeated="7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3A0</text:p>
          </table:table-cell>
          <table:table-cell table:number-columns-repeated="32"/>
        </table:table-row>
        <table:table-row table:style-name="ro1" table:number-rows-repeated="13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EndScore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10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F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32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32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8"/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0A0</text:p>
          </table:table-cell>
          <table:table-cell table:number-columns-repeated="32"/>
        </table:table-row>
        <table:table-row table:style-name="ro1">
          <table:table-cell table:style-name="ce2" office:value-type="string" calcext:value-type="string">
            <text:p>20C0</text:p>
          </table:table-cell>
          <table:table-cell table:number-columns-repeated="12"/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20EO</text:p>
          </table:table-cell>
          <table:table-cell table:number-columns-repeated="32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15"/>
          <table:table-cell table:number-columns-repeated="2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15"/>
          <table:table-cell table:number-columns-repeated="2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15"/>
          <table:table-cell table:number-columns-repeated="2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32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12"/>
          <table:table-cell table:number-columns-repeated="6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21A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1C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1EO</text:p>
          </table:table-cell>
          <table:table-cell table:number-columns-repeated="12"/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32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15"/>
          <table:table-cell table:number-columns-repeated="2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15"/>
          <table:table-cell table:number-columns-repeated="2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15"/>
          <table:table-cell table:number-columns-repeated="2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2A0</text:p>
          </table:table-cell>
          <table:table-cell table:number-columns-repeated="12"/>
          <table:table-cell table:number-columns-repeated="6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2C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2EO</text:p>
          </table:table-cell>
          <table:table-cell table:number-columns-repeated="32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 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: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!</text:p>
          </table:table-cell>
          <table:table-cell table:number-columns-repeated="3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32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5"/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3A0</text:p>
          </table:table-cell>
          <table:table-cell table:number-columns-repeated="32"/>
        </table:table-row>
      </table:table>
      <table:table table:name="Feuille2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10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F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32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32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32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0A0</text:p>
          </table:table-cell>
          <table:table-cell table:number-columns-repeated="32"/>
        </table:table-row>
        <table:table-row table:style-name="ro1">
          <table:table-cell table:style-name="ce2" office:value-type="string" calcext:value-type="string">
            <text:p>20C0</text:p>
          </table:table-cell>
          <table:table-cell table:number-columns-repeated="32"/>
        </table:table-row>
        <table:table-row table:style-name="ro1">
          <table:table-cell table:style-name="ce2" office:value-type="string" calcext:value-type="string">
            <text:p>20EO</text:p>
          </table:table-cell>
          <table:table-cell table:number-columns-repeated="32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32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32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32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32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32"/>
        </table:table-row>
        <table:table-row table:style-name="ro1">
          <table:table-cell table:style-name="ce2" office:value-type="string" calcext:value-type="string">
            <text:p>21A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1C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1EO</text:p>
          </table:table-cell>
          <table:table-cell table:number-columns-repeated="32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32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32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32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32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2A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2C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2EO</text:p>
          </table:table-cell>
          <table:table-cell table:number-columns-repeated="32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32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32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32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32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3A0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2T15:53:26.030000000</meta:creation-date>
    <dc:date>2015-09-14T23:42:23.719000000</dc:date>
    <meta:editing-duration>P2DT6H48M12S</meta:editing-duration>
    <meta:editing-cycles>5</meta:editing-cycles>
    <meta:generator>LibreOffice/4.1.4.2$Windows_x86 LibreOffice_project/0a0440ccc0227ad9829de5f46be37cfb6edcf72</meta:generator>
    <meta:document-statistic meta:table-count="5" meta:cell-count="645" meta:object-count="0"/>
  </office:meta>
</office:document-meta>
</file>